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13" style:family="paragraph" style:parent-style-name="Text_20_body">
      <style:paragraph-properties fo:margin-top="0.199cm" fo:margin-bottom="0.199cm"/>
    </style:style>
    <style:style style:name="P14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5" style:family="paragraph" style:parent-style-name="Text_20_body">
      <style:paragraph-properties fo:margin-left="0cm" fo:margin-right="0cm" fo:text-indent="1.199cm" style:auto-text-indent="false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style:font-size-asian="10pt" style:font-name-complex="Arial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/>
    </style:style>
    <style:style style:name="T3" style:family="text">
      <style:text-properties fo:language="pt" fo:country="BR" style:font-name-complex="Arial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tyle-complex="italic"/>
    </style:style>
    <style:style style:name="T6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7" style:family="text">
      <style:text-properties fo:language="es" fo:country="ES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Food Delivery Web</text:p>
      <text:p text:style-name="P2">Documento de Visã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99-10-14">
            <text:p text:style-name="P3">14/10/9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18"><text:span text:style-name="T7">Criação do documento de caso de uso “</text:span><text:span text:style-name="T6">Manter CEP”</text:span><text:span text:style-name="T7">.</text:span></text:p>
          </table:table-cell>
          <table:table-cell table:style-name="Tabela1.D2" office:value-type="string">
            <text:p text:style-name="P3">paulodaniel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Manter CEP</text:p>
      <text:h text:style-name="P16" text:outline-level="1">Breve Descrição</text:h>
      <text:p text:style-name="P19"><text:tab/>Este caso de uso permite que a qualquer momento o administrador possa incluir ou alterar ou <text:tab/>excluir ou consultar CEP's, sendo necessário para tanto que informe: número do CEP, <text:tab/>logradouro, bairro, cidade e estado.</text:p>
      <text:h text:style-name="P16" text:outline-level="1">Referências </text:h>
      <text:p text:style-name="Text_20_body">Não há.</text:p>
      <text:h text:style-name="P16" text:outline-level="1">Atores</text:h>
      <text:p text:style-name="Text_20_body">Administrador.</text:p>
      <text:h text:style-name="P16" text:outline-level="1">Pré-condições</text:h>
      <text:p text:style-name="Text_20_body">&lt;pré-condição 1&gt;</text:p>
      <text:h text:style-name="P16" text:outline-level="1">Fluxos de Eventos</text:h>
      <text:h text:style-name="Heading_20_2" text:outline-level="2">Fluxo Básico – Manter CEP</text:h>
      <text:p text:style-name="Text_20_body">Este caso de uso começa quando o ator seleciona a opção manter CEP no menu:</text:p>
      <text:p text:style-name="P12"><text:tab/>1. O sistema apresenta ao usuário um painel de controle com os ícones referentes as opções <text:tab/>de inclusão, alteração, exclusão e uma grade contendo número do CEP, logradouro, bairro, <text:tab/>cidade e estado para realização de uma consulta. As informações na grade estarão ordenadas <text:tab/>pelo estado, seguido pela cidade, bairro e por fim logradouro, a fim de facilitar o encontro da <text:tab/>informação.</text:p>
      <text:p text:style-name="P10">2. O caso de uso se encerra. </text:p>
      <text:h text:style-name="Heading_20_2" text:outline-level="2">Fluxos Alternativos</text:h>
      <text:p text:style-name="P11">A1 – Inclusão</text:p>
      <text:p text:style-name="Text_20_body"><text:soft-page-break/>No passo 1 do fluxo básico: </text:p>
      <text:p text:style-name="P10">1. O ator clica no ícone de incluir novo CEP.</text:p>
      <text:p text:style-name="P14">2. O sistema exibe um formulário com os campos: número do CEP, logradouro, bairro, cidade <text:tab/>e estado.</text:p>
      <text:p text:style-name="P14">3. O ator informa os valores dos dados.</text:p>
      <text:p text:style-name="P14">4. O ator clica no ícone para salvar os dados.</text:p>
      <text:p text:style-name="P14">5. O sistema inclui os dados na base de dados e exibe a mensagem “CEP cadastrado com <text:tab/>sucesso”.</text:p>
      <text:p text:style-name="P14">6. O sistema retorna ao passo 1 do fluxo básico.</text:p>
      <text:p text:style-name="P15"><text:span text:style-name="T3"/></text:p>
      <text:p text:style-name="Text_20_body"><text:span text:style-name="T3">A2 – Alteração</text:span></text:p>
      <text:p text:style-name="Text_20_body">No passo 1 do fluxo básico: </text:p>
      <text:p text:style-name="P10">1. O ator seleciona, na grade de valores, a linha para alteração e clica no ícone referente a <text:tab/>opção Alterar.</text:p>
      <text:p text:style-name="P14">2. O sistema exibe um formulário com os campos: número do CEP, logradouro, bairro, cidade <text:tab/>e estado, preenchidos.</text:p>
      <text:p text:style-name="P14">3. O ator altera os valores dos dados.</text:p>
      <text:p text:style-name="P14">4. O ator clica no ícone para salvar os dados.</text:p>
      <text:p text:style-name="P14">5. O sistema altera os dados pertinentes ao registro atual na base de dados e exibe a <text:tab/>mensagem “CEP alterado com sucesso”.</text:p>
      <text:p text:style-name="P14">6. O sistema retorna ao passo 1 do fluxo básico.</text:p>
      <text:p text:style-name="P15"><text:span text:style-name="T3"/></text:p>
      <text:p text:style-name="Text_20_body"><text:span text:style-name="T3">A3 – Exclusão</text:span></text:p>
      <text:p text:style-name="Text_20_body">No passo 1 do fluxo básico: </text:p>
      <text:p text:style-name="P10">1. O ator seleciona, na grade de valores, a linha para exclusão e clica no ícone referente a <text:tab/>opção Excluir.</text:p>
      <text:p text:style-name="P14">2. O sistema exclui o registro selecionado na base de dados e exibe a mensagem “CEP <text:tab/>excluído com sucesso”.</text:p>
      <text:p text:style-name="P14">3. O sistema retorna ao passo 1 do fluxo básico. </text:p>
      <text:p text:style-name="P14"/>
      <text:h text:style-name="P16" text:outline-level="1">Pontos de Extensão</text:h>
      <text:p text:style-name="Text_20_body">Não há. </text:p>
      <text:h text:style-name="P16" text:outline-level="1">Casos de Uso Incluídos</text:h>
      <text:p text:style-name="Text_20_body">Não há.</text:p>
      <text:h text:style-name="P16" text:outline-level="1"><text:soft-page-break/>Pós-Condições</text:h>
      <text:p text:style-name="Text_20_body">Não há.</text:p>
      <text:h text:style-name="P16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4T11:19:44.35</dc:date>
    <meta:editing-cycles>41</meta:editing-cycles>
    <meta:editing-duration>PT01H15M22S</meta:editing-duration>
    <meta:generator>BrOffice.org/3.1$Win32 OpenOffice.org_project/310m11$Build-9399</meta:generator>
    <meta:document-statistic meta:table-count="1" meta:image-count="0" meta:object-count="0" meta:page-count="3" meta:paragraph-count="57" meta:word-count="446" meta:character-count="2417"/>
    <meta:user-defined meta:name="ReqProMenus" meta:value-type="boolean">false</meta:user-defined>
  </office:meta>
</office:document-meta>
</file>